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rac>
        <mo stretchy="false">∂</mo>
        <mrow>
          <mo stretchy="false">∂</mo>
          <msub>
            <mo stretchy="false">α</mo>
            <mi>j</mi>
          </msub>
        </mrow>
      </mfrac>
      <mi/>
      <msub>
        <mrow>
          <mo stretchy="false">〈</mo>
          <mrow>
            <mi>H</mi>
          </mrow>
          <mo stretchy="false">〉</mo>
        </mrow>
        <mo stretchy="false">ϕ</mo>
      </msub>
      <mrow>
        <mi/>
        <mover>
          <mo stretchy="false">=</mo>
          <mtext>!</mtext>
        </mover>
        <mi/>
      </mrow>
      <mn>0</mn>
      <mi/>
      <mtext> ; </mtext>
      <mi/>
      <mi>j</mi>
      <mrow>
        <mi/>
        <mo stretchy="false">=</mo>
        <mi/>
      </mrow>
      <mn>1</mn>
      <mi>,</mi>
      <mn>2</mn>
      <mi>,</mi>
      <mo stretchy="false">…</mo>
      <mi>,</mi>
      <mi>m</mi>
    </mrow>
    <annotation encoding="StarMath 5.0">partial over {partial %ialpha _j} ` langle H rangle _%iphi 
~= csup "!"~ 0 
~" ; "~~ j ~=~ 1 , 2 , dotslow , m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9T09:28:41.717000000</meta:creation-date>
    <meta:generator>LibreOffice/4.1.4.2$Windows_x86 LibreOffice_project/0a0440ccc0227ad9829de5f46be37cfb6edcf72</meta:generator>
  </office:meta>
</office:document-meta>
</file>